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214cm"/>
    </style:style>
    <style:style style:name="co2" style:family="table-column">
      <style:table-column-properties fo:break-before="auto" style:column-width="6.392cm"/>
    </style:style>
    <style:style style:name="co3" style:family="table-column">
      <style:table-column-properties fo:break-before="auto" style:column-width="2.9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es variables utilisées dans les instructions doivent être dans la table des symboles</text:p>
          </table:table-cell>
          <table:table-cell office:value-type="string" calcext:value-type="string">
            <text:p>Julien Revel</text:p>
          </table:table-cell>
          <table:table-cell/>
        </table:table-row>
        <table:table-row table:style-name="ro1">
          <table:table-cell office:value-type="string" calcext:value-type="string">
            <text:p>les fonctions doivent être appelées avec le bon nombre d'argu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 arguments des fonctions doivent être du bo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 bounds des tableaux doivent être rangés par ordre croiss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 expressions à gauche et à droite des affectations doivent être du même type (boolean ou integer ou arra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 opérateurs arithmétiques se font tous sur des variables de type inte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 expressions dans les if sont toutes du type 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 appels de cases de tableau se font avec la bonne dimensi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4:32:49.066000000</meta:creation-date>
    <dc:date>2015-03-19T14:37:21.971000000</dc:date>
    <meta:editing-duration>PT4M49S</meta:editing-duration>
    <meta:editing-cycles>2</meta:editing-cycles>
    <meta:generator>LibreOffice/4.3.4.1$Windows_x86 LibreOffice_project/bc356b2f991740509f321d70e4512a6a54c5f243</meta:generator>
    <meta:document-statistic meta:table-count="1" meta:cell-count="9" meta:object-count="0"/>
  </office:meta>
</office:document-meta>
</file>